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b892e" officeooo:paragraph-rsid="000b892e" style:font-size-asian="31.5pt" style:font-weight-asian="bold" style:font-size-complex="3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0b892e" officeooo:paragraph-rsid="000b892e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</text:p>
      <text:list xml:id="list601541757184218826" text:style-name="L1">
        <text:list-item>
          <text:p text:style-name="P2">Collect information about waste disposal at IITK.</text:p>
        </text:list-item>
        <text:list-item>
          <text:p text:style-name="P2">Cost estimation of large biogas pla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1:59:39.043464475</meta:creation-date>
    <dc:date>2016-04-15T02:02:24.415929867</dc:date>
    <meta:editing-duration>PT2M47S</meta:editing-duration>
    <meta:editing-cycles>1</meta:editing-cycles>
    <meta:document-statistic meta:table-count="0" meta:image-count="0" meta:object-count="0" meta:page-count="1" meta:paragraph-count="3" meta:word-count="16" meta:character-count="94" meta:non-whitespace-character-count="83"/>
    <meta:generator>LibreOffice/5.1.2.2.0$Linux_X86_64 LibreOffice_project/10m0$Build-2</meta:generator>
  </office:meta>
</office:document-meta>
</file>